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f00" fo:padding="0.097cm" fo:border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7.994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3.40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Standard">
      <style:text-properties fo:language="pt" fo:country="BR" officeooo:paragraph-rsid="001c8202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c8202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1c8202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1c8202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officeooo:paragraph-rsid="001c8202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paragraph-rsid="0035a198"/>
    </style:style>
    <style:style style:name="P7" style:family="paragraph" style:parent-style-name="Standard">
      <style:paragraph-properties fo:line-height="115%" fo:text-align="end" style:justify-single-word="false"/>
      <style:text-properties fo:language="pt" fo:country="BR" officeooo:paragraph-rsid="0023e4b8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1c8202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8252d" officeooo:paragraph-rsid="001f76c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1c8202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1c8202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1c8202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1c8202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fo:language="pt" fo:country="BR" officeooo:rsid="0089d9cf" officeooo:paragraph-rsid="001c8202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language="pt" fo:country="BR" officeooo:rsid="0089d9cf" officeooo:paragraph-rsid="001c8202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fo:font-size="12pt" fo:language="pt" fo:country="BR" officeooo:paragraph-rsid="001c8202" style:font-size-complex="12pt"/>
    </style:style>
    <style:style style:name="P1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35a198" style:font-name-asian="Times New Roman2" style:font-size-asian="12pt" style:language-asian="pt" style:country-asian="PT" style:font-name-complex="Arial1" style:font-size-complex="12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35a198" style:font-size-asian="4.34999990463257pt" style:font-weight-asian="bold" style:font-size-complex="5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35a198" style:font-size-asian="14pt" style:font-weight-asian="bold" style:font-size-complex="1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35a198" style:font-size-asian="14pt" style:font-weight-asian="bold" style:font-size-complex="15pt"/>
    </style:style>
    <style:style style:name="P2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35a198" style:font-size-asian="14pt" style:font-weight-asian="bold" style:font-name-complex="Arial1" style:font-size-complex="14pt"/>
    </style:style>
    <style:style style:name="P22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1f76c6" style:font-size-asian="12pt" style:font-weight-asian="normal" style:font-size-complex="12pt" style:font-weight-complex="normal"/>
    </style:style>
    <style:style style:name="P23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35a198" style:font-size-asian="12pt" style:font-weight-asian="normal" style:font-size-complex="12pt" style:font-weight-complex="normal"/>
    </style:style>
    <style:style style:name="P24" style:family="paragraph" style:parent-style-name="Footer">
      <style:paragraph-properties fo:line-height="115%" fo:text-align="center" style:justify-single-word="false"/>
      <style:text-properties fo:font-size="12pt" officeooo:paragraph-rsid="0035a198" style:font-size-asian="12pt" style:font-size-complex="12pt"/>
    </style:style>
    <style:style style:name="P25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35a198"/>
    </style:style>
    <style:style style:name="P26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fo:font-weight="normal" officeooo:rsid="001f7d39" officeooo:paragraph-rsid="0035a198" style:font-weight-asian="normal" style:font-weight-complex="normal"/>
    </style:style>
    <style:style style:name="P27" style:family="paragraph" style:parent-style-name="Heading_20_1">
      <style:paragraph-properties fo:text-align="end" style:justify-single-word="false"/>
      <style:text-properties fo:font-size="2pt" fo:language="pt" fo:country="BR" officeooo:paragraph-rsid="003618ec" style:font-size-asian="1.75pt" style:font-size-complex="2pt"/>
    </style:style>
    <style:style style:name="P28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618ec" officeooo:paragraph-rsid="003618e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aff17" officeooo:paragraph-rsid="0035a198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3618ec"/>
    </style:style>
    <style:style style:name="P3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3618ec" style:font-size-asian="14pt" style:font-weight-asian="bold" style:font-size-complex="14pt"/>
    </style:style>
    <style:style style:name="P32" style:family="paragraph" style:parent-style-name="Table_20_Contents">
      <style:text-properties fo:language="pt" fo:country="BR" officeooo:paragraph-rsid="003618ec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314f83" style:font-name-asian="Calibri1" style:font-name-complex="Times New Roman2" style:font-weight-complex="bold"/>
    </style:style>
    <style:style style:name="T4" style:family="text">
      <style:text-properties fo:language="pt" fo:country="BR" officeooo:rsid="00891900" style:font-name-asian="Calibri1" style:font-name-complex="Times New Roman2" style:font-weight-complex="bold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officeooo:rsid="0071dc5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252d" style:font-weight-asian="bold" style:font-weight-complex="bold"/>
    </style:style>
    <style:style style:name="T11" style:family="text">
      <style:text-properties fo:font-weight="bold" officeooo:rsid="0073c9b9" style:font-weight-asian="bold" style:font-weight-complex="bold"/>
    </style:style>
    <style:style style:name="T12" style:family="text">
      <style:text-properties fo:font-weight="bold" officeooo:rsid="00522c63" style:font-weight-asian="bold" style:font-weight-complex="bold"/>
    </style:style>
    <style:style style:name="T13" style:family="text">
      <style:text-properties fo:font-weight="bold" officeooo:rsid="00574213" style:font-weight-asian="bold" style:font-weight-complex="bold"/>
    </style:style>
    <style:style style:name="T14" style:family="text">
      <style:text-properties fo:font-weight="bold" officeooo:rsid="003e0367" style:font-weight-asian="bold" style:font-weight-complex="bold"/>
    </style:style>
    <style:style style:name="T15" style:family="text">
      <style:text-properties fo:font-weight="bold" officeooo:rsid="001aff17" style:font-weight-asian="bold" style:font-weight-complex="bold"/>
    </style:style>
    <style:style style:name="T16" style:family="text">
      <style:text-properties fo:font-weight="bold" officeooo:rsid="009601ae" style:font-weight-asian="bold" style:font-weight-complex="bold"/>
    </style:style>
    <style:style style:name="T17" style:family="text">
      <style:text-properties fo:font-weight="bold" officeooo:rsid="002e297e" style:font-weight-asian="bold" style:font-weight-complex="bold"/>
    </style:style>
    <style:style style:name="T18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b7ab36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aa21a8" style:font-size-asian="12pt" style:font-weight-asian="normal" style:font-size-complex="12pt" style:font-weight-complex="normal"/>
    </style:style>
    <style:style style:name="T22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3" style:family="text">
      <style:text-properties officeooo:rsid="004c2fc4"/>
    </style:style>
    <style:style style:name="T24" style:family="text">
      <style:text-properties officeooo:rsid="0018252d"/>
    </style:style>
    <style:style style:name="T25" style:family="text">
      <style:text-properties officeooo:rsid="008a5e07"/>
    </style:style>
    <style:style style:name="T26" style:family="text">
      <style:text-properties officeooo:rsid="001aff17"/>
    </style:style>
    <style:style style:name="T27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22"><text:bookmark-start text:name="__DdeLink__33387_1788534173"/><text:bookmark-start text:name="__DdeLink__33409_1788534173"/><text:placeholder text:placeholder-type="text">&lt;if test="student_transfer.external"&gt;</text:placeholder></text:p>
      <text:p text:style-name="P22">Não foi possível ger<text:span text:style-name="T27">ar o documento de transferência</text:span>, <text:span text:style-name="T27">o documento que pretende gerar é diferente do selecionado por favor escolha o documento correto.</text:span></text:p>
      <text:p text:style-name="P9"><text:placeholder text:placeholder-type="text">&lt;/if&gt;</text:placeholder><text:bookmark-end text:name="__DdeLink__33387_1788534173"/><text:bookmark-end text:name="__DdeLink__33409_1788534173"/></text:p>
      <text:p text:style-name="P29"><text:bookmark-start text:name="__DdeLink__24756_1788534173"/><text:placeholder text:placeholder-type="text">&lt;if test="student_transfer.internal"&gt;</text:placeholder><text:bookmark-end text:name="__DdeLink__24756_1788534173"/></text:p>
      <text:p text:style-name="P6"><text:bookmark-start text:name="__DdeLink__14162_940621452"/><text:span text:style-name="T22"><text:placeholder text:placeholder-type="text" text:description="Nome">&lt;student_transfer.student.party.name&gt;</text:placeholder></text:span><text:span text:style-name="T20"><text:s/></text:span><text:bookmark-end text:name="__DdeLink__14162_940621452"/><text:span text:style-name="T18">discente desta instituição </text:span><text:span text:style-name="T19">com</text:span><text:span text:style-name="T21">o as descritas abaixo</text:span><text:span text:style-name="T19">:</text:span><text:bookmark-start text:name="__DdeLink__31730_1788534173"/><text:bookmark-start text:name="__DdeLink__31686_1788534173"/></text:p>
      <text:p text:style-name="P10"><text:bookmark-start text:name="__DdeLink__35462_178853417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DADOS D<text:span text:style-name="T8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149614401280">
          <table:table-cell table:style-name="Table4.A1" office:value-type="string">
            <text:p text:style-name="P4"><text:span text:style-name="T10">Nível </text:span><text:span text:style-name="T11">acadêmico</text:span><text:span text:style-name="T10">:</text:span></text:p>
          </table:table-cell>
          <table:table-cell table:style-name="Table4.B1" office:value-type="string">
            <text:p text:style-name="P4"><text:bookmark-start text:name="__DdeLink__1349_38469859255"/><text:bookmark-start text:name="__DdeLink__14542_16328213502"/><text:placeholder text:placeholder-type="text" text:description="Nível Académico">&lt;student_transfer.student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149616898720">
          <table:table-cell table:style-name="Table4.A2" office:value-type="string">
            <text:p text:style-name="P3">Área:</text:p>
          </table:table-cell>
          <table:table-cell table:style-name="Table4.B2" office:value-type="string">
            <text:p text:style-name="P4"><text:placeholder text:placeholder-type="text" text:description="Área">&lt;student_transfer.student.area.name&gt;</text:placeholder></text:p>
          </table:table-cell>
        </table:table-row>
        <table:table-row table:style-name="TableLine94149616900112">
          <table:table-cell table:style-name="Table4.A2" office:value-type="string">
            <text:p text:style-name="P3">Curso:</text:p>
          </table:table-cell>
          <table:table-cell table:style-name="Table4.B2" office:value-type="string">
            <text:p text:style-name="P4"><text:placeholder text:placeholder-type="text" text:description="Curso">&lt;student_transfer.student.course.name&gt;</text:placeholder></text:p>
          </table:table-cell>
        </table:table-row>
        <table:table-row table:style-name="TableLine94149616900752">
          <table:table-cell table:style-name="Table4.A2" office:value-type="string">
            <text:p text:style-name="P5"><text:span text:style-name="T12">Classe</text:span><text:span text:style-name="T10">:</text:span></text:p>
          </table:table-cell>
          <table:table-cell table:style-name="Table4.B2" office:value-type="string">
            <text:p text:style-name="P5"><text:placeholder text:placeholder-type="text" text:description="Nome">&lt;student_transfer.student.classe.name&gt;</text:placeholder></text:p>
          </table:table-cell>
        </table:table-row>
      </table:table>
      <text:p text:style-name="P8"><text:bookmark-end text:name="__DdeLink__1790_3846985925"/></text:p>
      <text:p text:style-name="P11"><text:bookmark-start text:name="__DdeLink__14167_940621452"/><text:bookmark-end text:name="__DdeLink__31686_1788534173"/><text:bookmark-end text:name="__DdeLink__35462_1788534173"/><text:bookmark text:name="__DdeLink__3904_3846985925"/><text:bookmark text:name="__DdeLink__310_4045591709"/><text:bookmark-end text:name="__DdeLink__31730_1788534173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D<text:span text:style-name="T23">ISCIPLINAS FREQUENTADAS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149582782448">
          <table:table-cell table:style-name="Table6.A1" office:value-type="string">
            <text:p text:style-name="P12"><text:span text:style-name="T13">Disciplina</text:span><text:span text:style-name="T10">:</text:span></text:p>
          </table:table-cell>
          <table:table-cell table:style-name="Table6.A1" office:value-type="string">
            <text:p text:style-name="P14"><text:span text:style-name="T10">C</text:span><text:span text:style-name="T9">lasse:</text:span></text:p>
          </table:table-cell>
          <table:table-cell table:style-name="Table6.C1" office:value-type="string">
            <text:p text:style-name="P15"><text:span text:style-name="T9">Média</text:span><text:span text:style-name="T10">:</text:span><text:span text:style-name="T24"> </text:span></text:p>
          </table:table-cell>
        </table:table-row>
      </table:table>
      <text:p text:style-name="P8"><text:placeholder text:placeholder-type="text">&lt;for each="discipline in (student_transfer.student_transfer_discipline or '')"&gt;</text:placeholder><text:bookmark text:name="__DdeLink__14172_94062145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placeholder text:placeholder-type="text" text:description="Nome">&lt;discipline.discipline.name&gt;</text:placeholder></text:p>
          </table:table-cell>
          <table:table-cell table:style-name="Table1.A1" office:value-type="string">
            <text:p text:style-name="P16"><text:placeholder text:placeholder-type="text" text:description="Nome">&lt;discipline.course_classe.classe.name&gt;</text:placeholder></text:p>
          </table:table-cell>
          <table:table-cell table:style-name="Table1.C1" office:value-type="string">
            <text:p text:style-name="P12"><text:placeholder text:placeholder-type="text" text:description="Nome">&lt;discipline.average&gt;</text:placeholder><text:s/><text:span text:style-name="T25">Valores</text:span></text:p>
          </table:table-cell>
        </table:table-row>
      </table:table>
      <text:p text:style-name="P8"><text:placeholder text:placeholder-type="text">&lt;/for&gt;</text:placeholder></text:p>
      <text:p text:style-name="P10"><text:bookmark-start text:name="__DdeLink__14172_940621452"/><text:placeholder text:placeholder-type="text">&lt;/if&gt;</text:placeholder><text:bookmark-end text:name="__DdeLink__14172_940621452"/></text:p>
      <text:p text:style-name="P10"><text:placeholder text:placeholder-type="text">&lt;/if&gt;</text:placeholder></text:p>
      <text:p text:style-name="P23"/>
      <text:p text:style-name="P24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5"><text:tab/></text:p>
      <text:p text:style-name="P26"/>
      <text:p text:style-name="P7"><text:bookmark-start text:name="__DdeLink__39451_828489293"/><text:span text:style-name="T16">Documento </text:span><text:bookmark-start text:name="__DdeLink__1831_38469859251"/><text:span text:style-name="T16">g</text:span><text:bookmark-end text:name="__DdeLink__1831_38469859251"/><text:span text:style-name="T14">erado</text:span><text:bookmark-end text:name="__DdeLink__39451_828489293"/><text:span text:style-name="T14"> </text:span><text:span text:style-name="T17">a</text:span><text:span text:style-name="T15">:</text:span><text:span text:style-name="T26"> </text:span><text:span text:style-name="T26"><text:placeholder text:placeholder-type="text" text:description="Descrição">&lt;create_date&gt;</text:placeholder></text:span><text:span text:style-name="T26"><text:s/></text:span><text:span text:style-name="T26"><text:placeholder text:placeholder-type="text">&lt;datetime.datetime.now().strftime('%H:%M:%S')&gt;</text:placeholder></text:span></text:p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3618ec" style:font-size-asian="14pt" style:font-weight-asian="bold" style:font-size-complex="14pt"/>
    </style:style>
    <style:style style:name="MP2" style:family="paragraph" style:parent-style-name="Table_20_Contents">
      <style:text-properties fo:language="pt" fo:country="BR" officeooo:paragraph-rsid="003618ec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3618ec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618ec" officeooo:paragraph-rsid="003618e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891900" style:font-name-asian="Calibri1" style:font-name-complex="Times New Roman2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BOLETIM DE TRANSFERÊNCIA INTERNA</text:p>
            </table:table-cell>
          </table:table-row>
        </table:table>
        <text:p text:style-name="MP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09:30:04.056743493</meta:creation-date>
    <dc:date>2024-08-08T21:39:10.499452928</dc:date>
    <meta:editing-duration>PT4H18M2S</meta:editing-duration>
    <meta:editing-cycles>29</meta:editing-cycles>
    <meta:generator>LibreOffice/6.4.7.2$Linux_X86_64 LibreOffice_project/40$Build-2</meta:generator>
    <meta:document-statistic meta:table-count="6" meta:image-count="1" meta:object-count="0" meta:page-count="1" meta:paragraph-count="32" meta:word-count="87" meta:character-count="1021" meta:non-whitespace-character-count="963"/>
  </office:meta>
</office:document-meta>
</file>